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line-height="200%"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k Austin</text:p>
      <text:p text:style-name="P1">CS 4450</text:p>
      <text:p text:style-name="P1">12/10/13</text:p>
      <text:p text:style-name="P2"/>
      <text:p text:style-name="P2">Chapter 18 Homework Problems #3, 6</text:p>
      <text:p text:style-name="P2"/>
      <text:p text:style-name="P3"><text:tab/><text:span text:style-name="T1">3.</text:span> Make an experiment with the ML language system that demonstrates that ML does not pass parameters by name. Show the results of your experiment, and explain what results by-name parameter passing would have given.</text:p>
      <text:p text:style-name="P3"><text:tab/>Experiment:<text:tab/>1. datatype 'a stream = Nil |</text:p>
      <text:p text:style-name="P3"><text:tab/><text:tab/><text:tab/><text:tab/>Cons of 'a * (unit → 'a stream);</text:p>
      <text:p text:style-name="P3"><text:tab/><text:tab/><text:tab/>2. fun thunk Nil = raise Empty |</text:p>
      <text:p text:style-name="P3"><text:tab/><text:tab/><text:tab/><text:tab/>thunk (Cons(_,t)) = t;</text:p>
      <text:p text:style-name="P3"><text:tab/><text:tab/><text:tab/>3. fun divBy0 k = Cons(k, fn() =&gt; divBy0(k div 0));</text:p>
      <text:p text:style-name="P3"><text:tab/><text:tab/><text:tab/>4. val Cons(_, f) = nums;</text:p>
      <text:p text:style-name="P3"><text:tab/><text:tab/><text:tab/>5. val rest = f();</text:p>
      <text:p text:style-name="P3"><text:tab/>Step 5 results in a uncaught exception error: Div[divide by zero].</text:p>
      <text:p text:style-name="P3"/>
      <text:p text:style-name="P3"><text:tab/><text:span text:style-name="T1">6. </text:span><text:span text:style-name="T2">Arrays in Java:</text:span></text:p>
      <text:p text:style-name="P3"><text:span text:style-name="T2"><text:tab/><text:tab/>Int[] A = new int[2];</text:span></text:p>
      <text:p text:style-name="P3"><text:span text:style-name="T2"><text:tab/><text:tab/>A[0] = 0, A[1] = 2;</text:span></text:p>
      <text:p text:style-name="P3"><text:span text:style-name="T2"><text:tab/><text:tab/>f (A[0], A[A[0]]);</text:span></text:p>
      <text:p text:style-name="P3"><text:span text:style-name="T2"><text:tab/><text:tab/>Function f: <text:s/>void f(int x, int y) {x = 1; y = 3;}</text:span></text:p>
      <text:p text:style-name="P3"><text:span text:style-name="T2"><text:tab/>Values of A for each Parameter Passing Method:</text:span></text:p>
      <text:p text:style-name="P3"><text:span text:style-name="T2"><text:tab/></text:span><text:span text:style-name="T1">a.</text:span><text:span text:style-name="T2"> By value: then x and y is initialized by A[0] and A[A[0]] (which is A[0]), A[0] = 0, x and y are both 0.</text:span></text:p>
      <text:p text:style-name="P3"><text:span text:style-name="T2"><text:tab/>x = 1 and y = 3 but passing by value does not change the array A. </text:span><text:span text:style-name="T1">A[0] = 0 and A[1] = 2.</text:span></text:p>
      <text:p text:style-name="P3"><text:span text:style-name="T1"><text:tab/>b. </text:span><text:span text:style-name="T2">By reference: Then x and y are aliases to memory locations for A[0]. Change to x or y will change </text:span><text:soft-page-break/><text:span text:style-name="T2">A[0]. Thus x = 1 changes A[0] = 1 and then the assignment y = 3 sets A[0] = 3. </text:span><text:span text:style-name="T1">A[0] = 3 and A[1] = 2.</text:span></text:p>
      <text:p text:style-name="P3"><text:span text:style-name="T1"><text:tab/>c. </text:span><text:span text:style-name="T2">By value-result: x and why are first initialized by value of A[0], both givin 0. X is then set to 1 and y to 3. When the function finishes <text:s/>x and y are set to A[0] and A[A[0]] respectively. </text:span><text:span text:style-name="T1">A[0] = 1 and A[1] = 3.</text:span></text:p>
      <text:p text:style-name="P3"><text:span text:style-name="T1"><text:tab/>e, </text:span><text:span text:style-name="T2">By name: Accesses actual parameter each time formal parameter is accessed. With assignment x = 1, A[0] = 1. With assignment y = 3 we access A[A[0]] which is A[1] = 2 and set to 3. </text:span><text:span text:style-name="T1">A[0] = 1 and A[1] =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3-12-10T20:12:32.17</meta:creation-date>
    <dc:date>2013-12-10T20:33:34.24</dc:date>
    <dc:creator>Zack Austin</dc:creator>
    <meta:editing-duration>PT21M1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2" meta:paragraph-count="24" meta:word-count="334" meta:character-count="1588"/>
  </office:meta>
</office:document-meta>
</file>